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Roboto" svg:font-family="Roboto, Arial, sans-serif"/>
    <style:font-face style:name="SFMono-Regular" svg:font-family="SFMono-Regular, Consolas, 'Liberation Mono', Menlo, monospace"/>
    <style:font-face style:name="apple-system" svg:font-family="apple-system, BlinkMacSystemFont, 'Segoe UI', Helvetica, Arial, sans-serif, 'Apple Color Emoji', 'Segoe UI Emoji', 'Segoe UI 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a5d17" officeooo:paragraph-rsid="001a5d17"/>
    </style:style>
    <style:style style:name="P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01d01e7" style:text-blinking="false" fo:background-color="transparent"/>
    </style:style>
    <style:style style:name="P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01e4999" officeooo:paragraph-rsid="001e4999" style:text-blinking="false" fo:background-color="transparent"/>
    </style:style>
    <style:style style:name="P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020b2c3" officeooo:paragraph-rsid="0020b2c3" style:text-blinking="false" fo:background-color="transparent"/>
    </style:style>
    <style:style style:name="P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022f74a" officeooo:paragraph-rsid="0022f74a" style:text-blinking="false" fo:background-color="transparent"/>
    </style:style>
    <style:style style:name="P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026aec6" officeooo:paragraph-rsid="0026aec6" style:text-blinking="false" fo:background-color="transparent"/>
    </style:style>
    <style:style style:name="P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c6965" officeooo:paragraph-rsid="001c6965" style:text-blinking="false" fo:background-color="transparent" style:font-weight-asian="bold" style:font-weight-complex="bold"/>
    </style:style>
    <style:style style:name="P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26aec6" officeooo:paragraph-rsid="0026aec6" style:text-blinking="false" fo:background-color="transparent" style:font-weight-asian="bold" style:font-weight-complex="bold"/>
    </style:style>
    <style:style style:name="P10" style:family="paragraph" style:parent-style-name="Text_20_body">
      <style:paragraph-properties fo:margin-top="0cm" fo:margin-bottom="0cm" loext:contextual-spacing="false" fo:line-height="120%" style:writing-mode="lr-tb"/>
      <style:text-properties fo:font-variant="normal" fo:text-transform="none" fo:color="#000000" style:font-name="Arial" fo:font-size="11pt" fo:font-style="normal" style:text-underline-style="none" fo:font-weight="normal" officeooo:rsid="001c6965" fo:background-color="transparent" style:font-weight-asian="normal" style:font-weight-complex="normal"/>
    </style:style>
    <style:style style:name="P11" style:family="paragraph" style:parent-style-name="Text_20_body">
      <style:paragraph-properties fo:margin-top="0cm" fo:margin-bottom="0cm" loext:contextual-spacing="false" fo:line-height="120%" style:writing-mode="lr-tb"/>
      <style:text-properties fo:font-variant="normal" fo:text-transform="none" fo:color="#000000" style:font-name="Arial" fo:font-size="11pt" fo:font-style="normal" style:text-underline-style="none" fo:font-weight="normal" officeooo:rsid="001c6965" officeooo:paragraph-rsid="001c6965" fo:background-color="transparent" style:font-weight-asian="normal" style:font-weight-complex="normal"/>
    </style:style>
    <style:style style:name="P12" style:family="paragraph" style:parent-style-name="Text_20_body">
      <style:paragraph-properties fo:margin-top="0cm" fo:margin-bottom="0cm" loext:contextual-spacing="false" fo:line-height="120%" style:writing-mode="lr-tb"/>
      <style:text-properties fo:font-variant="normal" fo:text-transform="none" fo:color="#000000" style:font-name="Arial" fo:font-size="11pt" fo:font-style="normal" style:text-underline-style="none" fo:font-weight="normal" officeooo:rsid="001c6965" officeooo:paragraph-rsid="001b10dd" fo:background-color="transparent" style:font-weight-asian="normal" style:font-weight-complex="normal"/>
    </style:style>
    <style:style style:name="P13" style:family="paragraph" style:parent-style-name="Text_20_body">
      <style:paragraph-properties fo:margin-top="0cm" fo:margin-bottom="0cm" loext:contextual-spacing="false" fo:line-height="120%" style:writing-mode="lr-tb"/>
      <style:text-properties fo:font-variant="normal" fo:text-transform="none" fo:color="#000000" style:font-name="Arial" fo:font-size="11pt" fo:font-style="normal" style:text-underline-style="none" fo:font-weight="normal" officeooo:rsid="00211d29" fo:background-color="transparent" style:font-weight-asian="normal" style:font-weight-complex="normal"/>
    </style:style>
    <style:style style:name="P14" style:family="paragraph" style:parent-style-name="Text_20_body">
      <style:paragraph-properties fo:margin-top="0cm" fo:margin-bottom="0cm" loext:contextual-spacing="false" fo:line-height="120%" style:writing-mode="lr-tb"/>
      <style:text-properties fo:font-variant="normal" fo:text-transform="none" fo:color="#000000" style:font-name="Arial" fo:font-size="11pt" fo:font-style="normal" style:text-underline-style="none" fo:font-weight="normal" officeooo:rsid="00211d29" officeooo:paragraph-rsid="00211d29" fo:background-color="transparent" style:font-weight-asian="normal" style:font-weight-complex="normal"/>
    </style:style>
    <style:style style:name="P15" style:family="paragraph" style:parent-style-name="Text_20_body">
      <style:paragraph-properties fo:margin-top="0cm" fo:margin-bottom="0cm" loext:contextual-spacing="false" fo:line-height="120%" style:writing-mode="lr-tb"/>
      <style:text-properties fo:font-variant="normal" fo:text-transform="none" fo:color="#000000" style:font-name="Arial" fo:font-size="11pt" fo:font-style="normal" style:text-underline-style="none" fo:font-weight="normal" officeooo:rsid="0025586a" officeooo:paragraph-rsid="0025586a" fo:background-color="transparent" style:font-weight-asian="normal" style:font-weight-complex="normal"/>
    </style:style>
    <style:style style:name="P16" style:family="paragraph" style:parent-style-name="Text_20_body">
      <style:paragraph-properties fo:margin-top="0cm" fo:margin-bottom="0cm" loext:contextual-spacing="false" fo:line-height="120%" style:writing-mode="lr-tb"/>
      <style:text-properties fo:font-variant="normal" fo:text-transform="none" fo:color="#000000" style:font-name="Arial" fo:font-size="11pt" fo:font-style="normal" style:text-underline-style="none" fo:font-weight="normal" officeooo:rsid="001d01e7" officeooo:paragraph-rsid="001b10dd" fo:background-color="transparent" style:font-weight-asian="normal" style:font-weight-complex="normal"/>
    </style:style>
    <style:style style:name="P17" style:family="paragraph" style:parent-style-name="Text_20_body">
      <style:paragraph-properties fo:margin-top="0cm" fo:margin-bottom="0cm" loext:contextual-spacing="false" fo:line-height="120%" style:writing-mode="lr-tb"/>
    </style:style>
    <style:style style:name="P18" style:family="paragraph" style:parent-style-name="Text_20_body">
      <style:paragraph-properties fo:margin-top="0cm" fo:margin-bottom="0cm" loext:contextual-spacing="false" fo:line-height="120%" style:writing-mode="lr-tb"/>
      <style:text-properties officeooo:paragraph-rsid="0018c1be"/>
    </style:style>
    <style:style style:name="P19" style:family="paragraph" style:parent-style-name="Text_20_body">
      <style:paragraph-properties fo:margin-top="0cm" fo:margin-bottom="0cm" loext:contextual-spacing="false" fo:line-height="120%" style:writing-mode="lr-tb"/>
      <style:text-properties officeooo:paragraph-rsid="001b10dd"/>
    </style:style>
    <style:style style:name="P20" style:family="paragraph" style:parent-style-name="Text_20_body">
      <style:paragraph-properties fo:margin-top="0cm" fo:margin-bottom="0cm" loext:contextual-spacing="false" fo:line-height="120%" style:writing-mode="lr-tb"/>
      <style:text-properties fo:font-weight="normal"/>
    </style:style>
    <style:style style:name="P21" style:family="paragraph" style:parent-style-name="Text_20_body">
      <style:paragraph-properties fo:margin-top="0cm" fo:margin-bottom="0cm" loext:contextual-spacing="false" fo:line-height="120%" style:writing-mode="lr-tb"/>
      <style:text-properties fo:font-weight="normal" officeooo:paragraph-rsid="0022f74a"/>
    </style:style>
    <style:style style:name="P22" style:family="paragraph" style:parent-style-name="Text_20_body">
      <style:paragraph-properties fo:margin-top="0cm" fo:margin-bottom="0cm" loext:contextual-spacing="false" fo:line-height="120%" style:writing-mode="lr-tb"/>
      <style:text-properties officeooo:rsid="001b10dd" officeooo:paragraph-rsid="001b10dd"/>
    </style:style>
    <style:style style:name="P23" style:family="paragraph" style:parent-style-name="Text_20_body">
      <style:paragraph-properties fo:margin-top="0cm" fo:margin-bottom="0cm" loext:contextual-spacing="false" fo:line-height="120%" style:writing-mode="lr-tb"/>
      <style:text-properties style:text-underline-style="none" fo:font-weight="normal" style:font-weight-asian="normal" style:font-weight-complex="normal"/>
    </style:style>
    <style:style style:name="P24" style:family="paragraph" style:parent-style-name="Text_20_body">
      <style:paragraph-properties fo:margin-top="0cm" fo:margin-bottom="0cm" loext:contextual-spacing="false" fo:line-height="120%" style:writing-mode="lr-tb"/>
      <style:text-properties style:text-underline-style="none" fo:font-weight="normal" officeooo:rsid="0025586a" officeooo:paragraph-rsid="0025586a" style:font-weight-asian="normal" style:font-weight-complex="normal"/>
    </style:style>
    <style:style style:name="P25" style:family="paragraph" style:parent-style-name="Text_20_body">
      <style:paragraph-properties fo:margin-top="0cm" fo:margin-bottom="0cm" loext:contextual-spacing="false" fo:line-height="120%" style:writing-mode="lr-tb"/>
      <style:text-properties officeooo:rsid="001d01e7" officeooo:paragraph-rsid="001d01e7"/>
    </style:style>
    <style:style style:name="P26" style:family="paragraph" style:parent-style-name="Text_20_body">
      <style:paragraph-properties fo:margin-top="0cm" fo:margin-bottom="0cm" loext:contextual-spacing="false" fo:line-height="120%" style:writing-mode="lr-tb"/>
      <style:text-properties style:text-underline-style="solid" style:text-underline-width="auto" style:text-underline-color="font-color" fo:font-weight="bold" officeooo:rsid="0025586a" officeooo:paragraph-rsid="0025586a" style:font-weight-asian="bold" style:font-weight-complex="bold"/>
    </style:style>
    <style:style style:name="P27" style:family="paragraph" style:parent-style-name="Heading_20_3">
      <style:paragraph-properties fo:margin-top="0cm" fo:margin-bottom="0cm" loext:contextual-spacing="false" fo:line-height="120%" style:writing-mode="lr-tb"/>
      <style:text-properties fo:font-variant="normal" fo:text-transform="none" fo:color="#24292e" fo:letter-spacing="normal" style:text-underline-style="none" fo:font-weight="normal" officeooo:rsid="0025586a" officeooo:paragraph-rsid="0025586a" style:font-weight-asian="normal" style:font-weight-complex="normal"/>
    </style:style>
    <style:style style:name="P28" style:family="paragraph" style:parent-style-name="Text_20_body">
      <style:paragraph-properties fo:margin-top="0cm" fo:margin-bottom="0cm" loext:contextual-spacing="false" fo:line-height="120%" fo:break-before="page" style:writing-mode="lr-tb"/>
      <style:text-properties style:text-underline-style="solid" style:text-underline-width="auto" style:text-underline-color="font-color" fo:font-weight="bold" officeooo:rsid="0026aec6" officeooo:paragraph-rsid="0026aec6" style:font-weight-asian="bold" style:font-weight-complex="bold"/>
    </style:style>
    <style:style style:name="P29" style:family="paragraph" style:parent-style-name="Preformatted_20_Text">
      <style:paragraph-properties fo:margin-top="0cm" fo:margin-bottom="0cm" loext:contextual-spacing="false" fo:orphans="2" fo:widows="2"/>
      <style:text-properties fo:font-variant="normal" fo:text-transform="none" fo:color="#24292e" style:font-name="SFMono-Regular" fo:font-size="10.5pt" fo:letter-spacing="normal" fo:font-style="normal" fo:font-weight="normal" fo:background-color="#f6f8fa" loext:padding="0cm" loext:border="none"/>
    </style:style>
    <style:style style:name="P30" style:family="paragraph" style:parent-style-name="Text_20_body">
      <style:paragraph-properties fo:margin-left="0cm" fo:margin-right="0cm" fo:text-indent="1.27cm" style:auto-text-indent="false"/>
    </style:style>
    <style:style style:name="P31" style:family="paragraph" style:parent-style-name="Text_20_body">
      <style:paragraph-properties fo:margin-left="0cm" fo:margin-right="0cm" fo:margin-top="0cm" fo:margin-bottom="0cm" loext:contextual-spacing="false" fo:line-height="120%"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2" style:family="paragraph" style:parent-style-name="Text_20_body">
      <style:paragraph-properties fo:margin-left="0cm" fo:margin-right="0cm" fo:margin-top="0cm" fo:margin-bottom="0cm" loext:contextual-spacing="false" fo:line-height="120%"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24b93e" style:text-blinking="false" fo:background-color="transparent"/>
    </style:style>
    <style:style style:name="P33" style:family="paragraph" style:parent-style-name="Text_20_body">
      <style:paragraph-properties fo:margin-left="0cm" fo:margin-right="0cm" fo:margin-top="0cm" fo:margin-bottom="0cm" loext:contextual-spacing="false" fo:line-height="120%"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6e381" style:text-blinking="false" fo:background-color="transparent"/>
    </style:style>
    <style:style style:name="P34" style:family="paragraph" style:parent-style-name="Text_20_body">
      <style:paragraph-properties fo:margin-left="0cm" fo:margin-right="0cm" fo:margin-top="0cm" fo:margin-bottom="0cm" loext:contextual-spacing="false" fo:line-height="120%"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a5d17" style:text-blinking="false" fo:background-color="transparent"/>
    </style:style>
    <style:style style:name="P35" style:family="paragraph" style:parent-style-name="Text_20_body">
      <style:paragraph-properties fo:margin-left="0cm" fo:margin-right="0cm" fo:margin-top="0cm" fo:margin-bottom="0cm" loext:contextual-spacing="false" fo:line-height="120%"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6e381" officeooo:paragraph-rsid="0018c1be" style:text-blinking="false" fo:background-color="transparent"/>
    </style:style>
    <style:style style:name="P36" style:family="paragraph" style:parent-style-name="Text_20_body">
      <style:paragraph-properties fo:margin-left="0cm" fo:margin-right="0cm" fo:margin-top="0cm" fo:margin-bottom="0cm" loext:contextual-spacing="false" fo:line-height="120%"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6e381" officeooo:paragraph-rsid="0016e381" style:text-blinking="false" fo:background-color="transparent"/>
    </style:style>
    <style:style style:name="P37" style:family="paragraph" style:parent-style-name="Text_20_body">
      <style:paragraph-properties fo:margin-left="0cm" fo:margin-right="0cm" fo:margin-top="0cm" fo:margin-bottom="0cm" loext:contextual-spacing="false" fo:line-height="120%"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b10dd" style:text-blinking="false" fo:background-color="transparent"/>
    </style:style>
    <style:style style:name="P38" style:family="paragraph" style:parent-style-name="Text_20_body">
      <style:paragraph-properties fo:margin-left="0cm" fo:margin-right="0cm" fo:margin-top="0cm" fo:margin-bottom="0cm" loext:contextual-spacing="false" fo:line-height="120%"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6e381" style:text-blinking="false" fo:background-color="#fff200"/>
    </style:style>
    <style:style style:name="P39" style:family="paragraph" style:parent-style-name="Text_20_body">
      <style:paragraph-properties fo:margin-left="0cm" fo:margin-right="0cm" fo:margin-top="0cm" fo:margin-bottom="0cm" loext:contextual-spacing="false" fo:line-height="120%" fo:text-indent="1.27cm" style:auto-text-indent="false" style:writing-mode="lr-tb"/>
      <style:text-properties fo:font-variant="normal" fo:text-transform="none" fo:color="#000000" style:text-line-through-style="none" style:text-line-through-type="none" style:text-underline-style="none" fo:font-weight="normal" officeooo:paragraph-rsid="0018c1be" style:text-blinking="false" fo:background-color="transparent"/>
    </style:style>
    <style:style style:name="P40" style:family="paragraph" style:parent-style-name="Text_20_body">
      <style:paragraph-properties fo:margin-left="0cm" fo:margin-right="0cm" fo:margin-top="0cm" fo:margin-bottom="0cm" loext:contextual-spacing="false" fo:line-height="120%" fo:text-indent="1.27cm" style:auto-text-indent="false" style:writing-mode="lr-tb"/>
    </style:style>
    <style:style style:name="P41" style:family="paragraph" style:parent-style-name="Text_20_body">
      <style:paragraph-properties fo:margin-left="0cm" fo:margin-right="0cm" fo:margin-top="0cm" fo:margin-bottom="0cm" loext:contextual-spacing="false" fo:line-height="120%" fo:text-indent="1.27cm" style:auto-text-indent="false" style:writing-mode="lr-tb"/>
      <style:text-properties officeooo:paragraph-rsid="0016e381"/>
    </style:style>
    <style:style style:name="P42" style:family="paragraph" style:parent-style-name="Text_20_body">
      <style:paragraph-properties fo:margin-left="0cm" fo:margin-right="0cm" fo:margin-top="0cm" fo:margin-bottom="0cm" loext:contextual-spacing="false" fo:line-height="120%" fo:text-indent="1.27cm" style:auto-text-indent="false" style:writing-mode="lr-tb"/>
      <style:text-properties officeooo:paragraph-rsid="0018c1be"/>
    </style:style>
    <style:style style:name="P43" style:family="paragraph" style:parent-style-name="Text_20_body">
      <style:paragraph-properties fo:margin-left="0cm" fo:margin-right="0cm" fo:margin-top="0cm" fo:margin-bottom="0cm" loext:contextual-spacing="false" fo:line-height="120%" fo:text-indent="1.27cm" style:auto-text-indent="false" style:writing-mode="lr-tb"/>
      <style:text-properties fo:font-weight="normal"/>
    </style:style>
    <style:style style:name="P44" style:family="paragraph" style:parent-style-name="Text_20_body">
      <style:paragraph-properties fo:margin-left="0cm" fo:margin-right="0cm" fo:margin-top="0cm" fo:margin-bottom="0cm" loext:contextual-spacing="false" fo:line-height="120%" fo:text-indent="1.27cm" style:auto-text-indent="false" style:writing-mode="lr-tb"/>
      <style:text-properties fo:font-weight="normal" officeooo:paragraph-rsid="001a5d17"/>
    </style:style>
    <style:style style:name="P45" style:family="paragraph" style:parent-style-name="Text_20_body">
      <style:paragraph-properties fo:margin-left="0cm" fo:margin-right="0cm" fo:margin-top="0cm" fo:margin-bottom="0cm" loext:contextual-spacing="false" fo:line-height="120%" fo:text-indent="1.27cm" style:auto-text-indent="false" style:writing-mode="lr-tb"/>
      <style:text-properties fo:font-weight="normal" officeooo:rsid="0024b93e" officeooo:paragraph-rsid="0024b93e"/>
    </style:style>
    <style:style style:name="P46" style:family="paragraph" style:parent-style-name="Text_20_body">
      <style:paragraph-properties fo:margin-left="0cm" fo:margin-right="0cm" fo:margin-top="0cm" fo:margin-bottom="0cm" loext:contextual-spacing="false" fo:line-height="120%" fo:text-indent="1.27cm" style:auto-text-indent="false" style:writing-mode="lr-tb"/>
      <style:text-properties officeooo:paragraph-rsid="0016e381" fo:background-color="#fff200"/>
    </style:style>
    <style:style style:name="P47" style:family="paragraph" style:parent-style-name="Text_20_body">
      <style:paragraph-properties fo:margin-left="2.54cm" fo:margin-right="0cm" fo:margin-top="0cm" fo:margin-bottom="0cm" loext:contextual-spacing="false" fo:line-height="120%"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8" style:family="paragraph" style:parent-style-name="Text_20_body">
      <style:paragraph-properties fo:margin-left="2.54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9"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6e381" officeooo:paragraph-rsid="0016e381" style:text-blinking="false" fo:background-color="transparent"/>
    </style:style>
    <style:style style:name="P50"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6e381" officeooo:paragraph-rsid="0018c1be" style:text-blinking="false" fo:background-color="transparent"/>
    </style:style>
    <style:style style:name="P51"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6e381" officeooo:paragraph-rsid="001e701e" style:text-blinking="false" fo:background-color="transparent"/>
    </style:style>
    <style:style style:name="P52"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6e381" officeooo:paragraph-rsid="00211d29" style:text-blinking="false" fo:background-color="transparent"/>
    </style:style>
    <style:style style:name="P53" style:family="paragraph" style:parent-style-name="Text_20_body">
      <style:paragraph-properties fo:margin-left="0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8c1be" officeooo:paragraph-rsid="0018c1be" style:text-blinking="false" fo:background-color="transparent"/>
    </style:style>
    <style:style style:name="P54"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8c1be" officeooo:paragraph-rsid="001e701e" style:text-blinking="false" fo:background-color="transparent"/>
    </style:style>
    <style:style style:name="P55" style:family="paragraph" style:parent-style-name="Text_20_body">
      <style:paragraph-properties fo:margin-left="0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6"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e701e" officeooo:paragraph-rsid="00211d29" style:text-blinking="false" fo:background-color="transparent"/>
    </style:style>
    <style:style style:name="P57" style:family="paragraph" style:parent-style-name="Text_20_body">
      <style:paragraph-properties fo:margin-left="0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26aec6" officeooo:paragraph-rsid="0026aec6" style:text-blinking="false" fo:background-color="transparent"/>
    </style:style>
    <style:style style:name="P58" style:family="paragraph" style:parent-style-name="Text_20_body">
      <style:paragraph-properties fo:margin-left="0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273f73" officeooo:paragraph-rsid="00273f73" style:text-blinking="false" fo:background-color="transparent"/>
    </style:style>
    <style:style style:name="P59" style:family="paragraph" style:parent-style-name="Text_20_body">
      <style:paragraph-properties fo:margin-left="0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2897b6" officeooo:paragraph-rsid="002897b6" style:text-blinking="false" fo:background-color="transparent"/>
    </style:style>
    <style:style style:name="P60" style:family="paragraph" style:parent-style-name="Text_20_body">
      <style:paragraph-properties fo:margin-left="0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29cb59" officeooo:paragraph-rsid="0029cb59" style:text-blinking="false" fo:background-color="transparent"/>
    </style:style>
    <style:style style:name="P61" style:family="paragraph" style:parent-style-name="Text_20_body">
      <style:paragraph-properties fo:margin-left="0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style:text-blinking="false" fo:background-color="transparent" style:font-weight-asian="bold" style:font-weight-complex="bold"/>
    </style:style>
    <style:style style:name="P62"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style:text-blinking="false" fo:background-color="transparent" style:font-weight-asian="bold" style:font-weight-complex="bold"/>
    </style:style>
    <style:style style:name="P63" style:family="paragraph" style:parent-style-name="Text_20_body">
      <style:paragraph-properties fo:margin-left="0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26aec6" officeooo:paragraph-rsid="0026aec6" style:text-blinking="false" fo:background-color="transparent" style:font-weight-asian="bold" style:font-weight-complex="bold"/>
    </style:style>
    <style:style style:name="P64" style:family="paragraph" style:parent-style-name="Text_20_body">
      <style:paragraph-properties fo:margin-left="0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2b2d0e" officeooo:paragraph-rsid="002b2d0e" style:text-blinking="false" fo:background-color="transparent" style:font-weight-asian="bold" style:font-weight-complex="bold"/>
    </style:style>
    <style:style style:name="P65" style:family="paragraph" style:parent-style-name="Text_20_body">
      <style:paragraph-properties fo:margin-left="0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2b4374" officeooo:paragraph-rsid="002b4374" style:text-blinking="false" fo:background-color="transparent" style:font-weight-asian="bold" style:font-weight-complex="bold"/>
    </style:style>
    <style:style style:name="P66" style:family="paragraph" style:parent-style-name="Text_20_body">
      <style:paragraph-properties fo:margin-left="0cm" fo:margin-right="0cm" fo:margin-top="0cm" fo:margin-bottom="0cm" loext:contextual-spacing="false" fo:line-height="138%" fo:text-align="center" style:justify-single-word="false" fo:text-indent="0cm" style:auto-text-indent="false" style:writing-mode="lr-tb"/>
      <style:text-properties fo:font-variant="normal" fo:text-transform="none" fo:color="#000000" style:text-line-through-style="none" style:text-line-through-type="none" style:font-name="Arial" fo:font-size="16pt" fo:font-style="normal" style:text-underline-style="solid" style:text-underline-width="auto" style:text-underline-color="font-color" fo:font-weight="bold" officeooo:rsid="002a950d" officeooo:paragraph-rsid="002a950d" style:text-blinking="false" fo:background-color="transparent" style:font-size-asian="14pt" style:font-weight-asian="bold" style:font-size-complex="16pt" style:font-weight-complex="bold"/>
    </style:style>
    <style:style style:name="P67" style:family="paragraph" style:parent-style-name="Text_20_body">
      <style:paragraph-properties fo:margin-left="0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text-underline-style="none" officeooo:rsid="0026aec6" officeooo:paragraph-rsid="0026aec6" style:text-blinking="false" fo:background-color="transparent"/>
    </style:style>
    <style:style style:name="P68" style:family="paragraph" style:parent-style-name="Text_20_body">
      <style:paragraph-properties fo:margin-left="0cm" fo:margin-right="0cm" fo:margin-top="0cm" fo:margin-bottom="0cm" loext:contextual-spacing="false" fo:line-height="120%" fo:text-indent="0cm" style:auto-text-indent="false" style:writing-mode="lr-tb"/>
      <style:text-properties fo:font-variant="normal" fo:text-transform="none" fo:color="#000000" style:font-name="Arial" fo:font-size="11pt" fo:font-style="normal" style:text-underline-style="solid" style:text-underline-width="auto" style:text-underline-color="font-color" fo:font-weight="bold" fo:background-color="transparent"/>
    </style:style>
    <style:style style:name="P69" style:family="paragraph" style:parent-style-name="Text_20_body">
      <style:paragraph-properties fo:margin-left="0cm" fo:margin-right="0cm" fo:margin-top="0cm" fo:margin-bottom="0cm" loext:contextual-spacing="false" fo:line-height="120%" fo:text-indent="0cm" style:auto-text-indent="false" style:writing-mode="lr-tb"/>
      <style:text-properties fo:font-variant="normal" fo:text-transform="none" fo:color="#000000" style:font-name="Arial" fo:font-size="11pt" fo:font-style="normal" style:text-underline-style="solid" style:text-underline-width="auto" style:text-underline-color="font-color" fo:font-weight="bold" officeooo:paragraph-rsid="0020b2c3" fo:background-color="transparent"/>
    </style:style>
    <style:style style:name="P70" style:family="paragraph" style:parent-style-name="Text_20_body">
      <style:paragraph-properties fo:margin-left="0cm" fo:margin-right="0cm" fo:margin-top="0cm" fo:margin-bottom="0cm" loext:contextual-spacing="false" fo:line-height="120%" fo:text-indent="0cm" style:auto-text-indent="false" style:writing-mode="lr-tb"/>
      <style:text-properties fo:font-variant="normal" fo:text-transform="none" style:use-window-font-color="true" style:text-line-through-style="none" style:text-line-through-type="none" style:font-name="Arial" fo:font-size="11pt" fo:font-style="normal" style:text-underline-style="solid" style:text-underline-width="auto" style:text-underline-color="font-color" fo:font-weight="bold" officeooo:rsid="0018c1be" officeooo:paragraph-rsid="0018c1be" style:text-blinking="false" fo:background-color="transparent" style:font-weight-asian="bold" style:font-weight-complex="bold"/>
    </style:style>
    <style:style style:name="P71" style:family="paragraph" style:parent-style-name="Text_20_body">
      <style:paragraph-properties fo:margin-left="0cm" fo:margin-right="0cm" fo:margin-top="0cm" fo:margin-bottom="0cm" loext:contextual-spacing="false" fo:line-height="120%" fo:text-indent="0cm" style:auto-text-indent="false" style:writing-mode="lr-tb"/>
      <style:text-properties fo:font-variant="normal" fo:text-transform="none" style:use-window-font-color="true" style:text-line-through-style="none" style:text-line-through-type="none" style:font-name="Arial" fo:font-size="11pt" fo:font-style="normal" style:text-underline-style="none" fo:font-weight="normal" officeooo:rsid="001a5d17" officeooo:paragraph-rsid="001a5d17" style:text-blinking="false" fo:background-color="transparent"/>
    </style:style>
    <style:style style:name="P72" style:family="paragraph" style:parent-style-name="Text_20_body">
      <style:paragraph-properties fo:margin-left="0cm" fo:margin-right="0cm" fo:margin-top="0cm" fo:margin-bottom="0cm" loext:contextual-spacing="false" fo:line-height="120%" fo:text-indent="0cm" style:auto-text-indent="false" style:writing-mode="lr-tb"/>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style:style>
    <style:style style:name="P73" style:family="paragraph" style:parent-style-name="Text_20_body">
      <style:paragraph-properties fo:margin-left="0cm" fo:margin-right="0cm" fo:margin-top="0cm" fo:margin-bottom="0cm" loext:contextual-spacing="false" fo:line-height="138%" fo:text-indent="0cm" style:auto-text-indent="false" style:writing-mode="lr-tb"/>
      <style:text-properties officeooo:paragraph-rsid="001e701e"/>
    </style:style>
    <style:style style:name="P74" style:family="paragraph" style:parent-style-name="Text_20_body">
      <style:paragraph-properties fo:margin-left="0cm" fo:margin-right="0cm" fo:margin-top="0cm" fo:margin-bottom="0cm" loext:contextual-spacing="false" fo:line-height="138%" fo:text-indent="0cm" style:auto-text-indent="false" style:writing-mode="lr-tb"/>
      <style:text-properties officeooo:paragraph-rsid="00211d29"/>
    </style:style>
    <style:style style:name="P75" style:family="paragraph" style:parent-style-name="Text_20_body">
      <style:paragraph-properties fo:margin-left="0cm" fo:margin-right="0cm" fo:margin-top="0cm" fo:margin-bottom="0cm" loext:contextual-spacing="false" fo:line-height="120%" fo:text-indent="0cm" style:auto-text-indent="false" style:writing-mode="lr-tb"/>
      <style:text-properties style:use-window-font-color="true" style:text-underline-style="none" officeooo:rsid="001a5d17" officeooo:paragraph-rsid="001a5d17"/>
    </style:style>
    <style:style style:name="P76" style:family="paragraph" style:parent-style-name="Text_20_body">
      <style:paragraph-properties fo:margin-left="0cm" fo:margin-right="0cm" fo:margin-top="0cm" fo:margin-bottom="0cm" loext:contextual-spacing="false" fo:line-height="120%" fo:text-indent="0cm" style:auto-text-indent="false" style:writing-mode="lr-tb"/>
    </style:style>
    <style:style style:name="P77" style:family="paragraph" style:parent-style-name="Text_20_body">
      <style:paragraph-properties fo:margin-left="0cm" fo:margin-right="0cm" fo:margin-top="0cm" fo:margin-bottom="0cm" loext:contextual-spacing="false" fo:line-height="138%" fo:text-indent="0cm" style:auto-text-indent="false" style:writing-mode="lr-tb"/>
      <style:text-properties officeooo:paragraph-rsid="001e701e" fo:background-color="#fff200"/>
    </style:style>
    <style:style style:name="P78" style:family="paragraph" style:parent-style-name="Text_20_body">
      <style:paragraph-properties fo:margin-left="0cm" fo:margin-right="0cm" fo:margin-top="0cm" fo:margin-bottom="0cm" loext:contextual-spacing="false" fo:line-height="138%" fo:text-indent="0cm" style:auto-text-indent="false" fo:break-before="pag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9" style:family="paragraph" style:parent-style-name="Text_20_body">
      <style:paragraph-properties fo:margin-left="0cm" fo:margin-right="0cm" fo:margin-top="0cm" fo:margin-bottom="0cm" loext:contextual-spacing="false" fo:line-height="120%" fo:text-indent="0cm" style:auto-text-indent="false" fo:break-before="page" style:writing-mode="lr-tb"/>
      <style:text-properties fo:font-variant="normal" fo:text-transform="none" style:use-window-font-color="true" style:text-line-through-style="none" style:text-line-through-type="none" style:font-name="Arial" fo:font-size="11pt" fo:font-style="normal" style:text-underline-style="solid" style:text-underline-width="auto" style:text-underline-color="font-color" fo:font-weight="bold" officeooo:rsid="0018c1be" officeooo:paragraph-rsid="0018c1be" style:text-blinking="false" fo:background-color="transparent" style:font-weight-asian="bold" style:font-weight-complex="bold"/>
    </style:style>
    <style:style style:name="P80" style:family="paragraph" style:parent-style-name="Preformatted_20_Text">
      <style:paragraph-properties fo:margin-left="0cm" fo:margin-right="0cm" fo:margin-top="0cm" fo:margin-bottom="0cm" loext:contextual-spacing="false" fo:orphans="2" fo:widows="2" fo:text-indent="0cm" style:auto-text-indent="false"/>
      <style:text-properties fo:font-variant="normal" fo:text-transform="none" fo:color="#24292e" style:font-name="SFMono-Regular" fo:font-size="10.5pt" fo:letter-spacing="normal" fo:font-style="normal" fo:font-weight="normal" fo:background-color="#f6f8fa" loext:padding="0cm" loext:border="none"/>
    </style:style>
    <style:style style:name="P81" style:family="paragraph" style:parent-style-name="Text_20_body">
      <style:paragraph-properties fo:margin-left="0cm" fo:margin-right="0cm" fo:text-indent="0cm" style:auto-text-indent="false"/>
      <style:text-properties officeooo:paragraph-rsid="0020b2c3"/>
    </style:style>
    <style:style style:name="P82" style:family="paragraph" style:parent-style-name="Text_20_body">
      <style:paragraph-properties fo:margin-left="1.251cm" fo:margin-right="0cm" fo:margin-top="0cm" fo:margin-bottom="0cm" loext:contextual-spacing="false" fo:line-height="120%" fo:text-indent="1.27cm" style:auto-text-indent="false" style:writing-mode="lr-tb"/>
      <style:text-properties officeooo:paragraph-rsid="0018c1be"/>
    </style:style>
    <style:style style:name="P83" style:family="paragraph" style:parent-style-name="Text_20_body">
      <style:paragraph-properties fo:margin-left="1.251cm" fo:margin-right="0cm" fo:margin-top="0cm" fo:margin-bottom="0cm" loext:contextual-spacing="false" fo:line-height="120%" fo:text-indent="1.27cm" style:auto-text-indent="false" style:writing-mode="lr-tb"/>
      <style:text-properties fo:font-variant="normal" fo:text-transform="none" fo:color="#000000" style:text-line-through-style="none" style:text-line-through-type="none" style:text-underline-style="none" officeooo:paragraph-rsid="0018c1be" style:text-blinking="false" fo:background-color="transparent"/>
    </style:style>
    <style:style style:name="P84" style:family="paragraph" style:parent-style-name="Text_20_body">
      <style:paragraph-properties fo:margin-left="3.752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8c1be" style:text-blinking="false" fo:background-color="transparent"/>
    </style:style>
    <style:style style:name="P85" style:family="paragraph" style:parent-style-name="Text_20_body">
      <style:paragraph-properties fo:margin-left="3.752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text-underline-style="none" officeooo:paragraph-rsid="0018c1be" style:text-blinking="false" fo:background-color="transparent"/>
    </style:style>
    <style:style style:name="P86" style:family="paragraph" style:parent-style-name="Text_20_body">
      <style:paragraph-properties fo:margin-left="1.27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7" style:family="paragraph" style:parent-style-name="Text_20_body">
      <style:paragraph-properties fo:margin-left="1.27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8c1be" officeooo:paragraph-rsid="0018c1be" style:text-blinking="false" fo:background-color="transparent"/>
    </style:style>
    <style:style style:name="P88" style:family="paragraph" style:parent-style-name="Text_20_body">
      <style:paragraph-properties fo:margin-left="1.251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20b2c3" style:text-blinking="false" fo:background-color="transparent"/>
    </style:style>
    <style:style style:name="P89" style:family="paragraph" style:parent-style-name="Text_20_body">
      <style:paragraph-properties fo:margin-left="1.251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20b2c3" officeooo:paragraph-rsid="0020b2c3" style:text-blinking="false" fo:background-color="transparent"/>
    </style:style>
    <style:style style:name="T1"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2"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officeooo:rsid="0016e381" style:text-blinking="false" fo:background-color="#fff200"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officeooo:rsid="001a5d17"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officeooo:rsid="001b10dd"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officeooo:rsid="0022f74a"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16e381"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18c1be"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1a5d17"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1b10dd"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16e381" style:text-blinking="false"/>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fff200"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16e381" style:text-blinking="false" fo:background-color="#fff200"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1e701e" style:text-blinking="false"/>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211d29" style:text-blinking="false"/>
    </style:style>
    <style:style style:name="T18"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font-weight-asian="bold" style:font-weight-complex="bold"/>
    </style:style>
    <style:style style:name="T19"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b10dd" style:text-blinking="false" fo:background-color="transparent" loext:char-shading-value="0" style:font-weight-asian="bold" style:font-weight-complex="bold"/>
    </style:style>
    <style:style style:name="T20" style:family="text">
      <style:text-properties fo:font-variant="normal" fo:text-transform="none" fo:color="#000000" style:text-line-through-style="none" style:text-line-through-type="none" style:font-name="Arial" fo:font-size="11pt" fo:font-style="normal" style:text-blinking="false" fo:background-color="transparent" loext:char-shading-value="0"/>
    </style:style>
    <style:style style:name="T21" style:family="text">
      <style:text-properties fo:font-variant="normal" fo:text-transform="none" fo:color="#000000" style:text-line-through-style="none" style:text-line-through-type="none" style:font-name="Arial" fo:font-size="11pt" fo:font-style="normal" officeooo:rsid="0018c1be" style:text-blinking="false" fo:background-color="transparent" loext:char-shading-value="0"/>
    </style:style>
    <style:style style:name="T2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3" style:family="text">
      <style:text-properties fo:font-variant="normal" fo:text-transform="none" fo:color="#000000" style:text-line-through-style="none" style:text-line-through-type="none" style:text-underline-style="none" officeooo:rsid="0022f74a" style:text-blinking="false" fo:background-color="transparent" loext:char-shading-value="0"/>
    </style:style>
    <style:style style:name="T2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5" style:family="text">
      <style:text-properties fo:font-variant="normal" fo:text-transform="none" fo:color="#000000" style:text-line-through-style="none" style:text-line-through-type="none" style:text-underline-style="none" fo:font-weight="normal" officeooo:rsid="0018c1be" style:text-blinking="false" fo:background-color="transparent" loext:char-shading-value="0"/>
    </style:style>
    <style:style style:name="T26" style:family="text">
      <style:text-properties fo:font-variant="normal" fo:text-transform="none" fo:color="#000000" style:text-line-through-style="none" style:text-line-through-type="none" style:text-underline-style="none" fo:font-weight="normal" officeooo:rsid="001b10dd" style:text-blinking="false" fo:background-color="transparent" loext:char-shading-value="0"/>
    </style:style>
    <style:style style:name="T27" style:family="text">
      <style:text-properties fo:font-variant="normal" fo:text-transform="none" fo:color="#000000" style:font-name="Arial" fo:font-size="11pt" fo:font-style="normal" style:text-underline-style="solid" style:text-underline-width="auto" style:text-underline-color="font-color" fo:font-weight="bold" fo:background-color="transparent" loext:char-shading-value="0"/>
    </style:style>
    <style:style style:name="T28" style:family="text">
      <style:text-properties fo:font-variant="normal" fo:text-transform="none" fo:color="#000000" style:font-name="Arial" fo:font-size="11pt" fo:font-style="normal" style:text-underline-style="solid" style:text-underline-width="auto" style:text-underline-color="font-color" fo:font-weight="bold" officeooo:rsid="001c6965" fo:background-color="transparent" loext:char-shading-value="0"/>
    </style:style>
    <style:style style:name="T29" style:family="text">
      <style:text-properties fo:font-variant="normal" fo:text-transform="none" fo:color="#000000" style:font-name="Arial" fo:font-size="11pt" fo:font-style="normal" style:text-underline-style="solid" style:text-underline-width="auto" style:text-underline-color="font-color" fo:font-weight="bold" officeooo:rsid="001b10dd" fo:background-color="transparent" loext:char-shading-value="0"/>
    </style:style>
    <style:style style:name="T30" style:family="text">
      <style:text-properties fo:font-variant="normal" fo:text-transform="none" fo:color="#000000" style:font-name="Arial" fo:font-size="11pt" fo:font-style="normal" style:text-underline-style="solid" style:text-underline-width="auto" style:text-underline-color="font-color" fo:font-weight="bold" officeooo:rsid="001d01e7" fo:background-color="transparent" loext:char-shading-value="0"/>
    </style:style>
    <style:style style:name="T31" style:family="text">
      <style:text-properties fo:font-variant="normal" fo:text-transform="none" fo:color="#000000" style:font-name="Arial" fo:font-size="11pt" fo:font-style="normal" style:text-underline-style="none" fo:font-weight="normal" fo:background-color="transparent" loext:char-shading-value="0" style:font-weight-asian="normal" style:font-weight-complex="normal"/>
    </style:style>
    <style:style style:name="T32" style:family="text">
      <style:text-properties fo:font-variant="normal" fo:text-transform="none" fo:color="#000000" style:font-name="Arial" fo:font-size="11pt" fo:font-style="normal" style:text-underline-style="none" fo:font-weight="normal" officeooo:rsid="001c6965" fo:background-color="transparent" loext:char-shading-value="0" style:font-weight-asian="normal" style:font-weight-complex="normal"/>
    </style:style>
    <style:style style:name="T33" style:family="text">
      <style:text-properties fo:font-variant="normal" fo:text-transform="none" fo:color="#000000" style:font-name="Arial" fo:font-size="11pt" fo:font-style="normal" style:text-underline-style="none" fo:font-weight="normal" officeooo:rsid="001b10dd" fo:background-color="transparent" loext:char-shading-value="0" style:font-weight-asian="normal" style:font-weight-complex="normal"/>
    </style:style>
    <style:style style:name="T34" style:family="text">
      <style:text-properties fo:font-variant="normal" fo:text-transform="none" fo:color="#000000" style:font-name="Arial" fo:font-size="11pt" fo:font-style="normal" style:text-underline-style="none" fo:font-weight="normal" officeooo:rsid="001d01e7" fo:background-color="transparent" loext:char-shading-value="0" style:font-weight-asian="normal" style:font-weight-complex="normal"/>
    </style:style>
    <style:style style:name="T35" style:family="text">
      <style:text-properties fo:font-variant="normal" fo:text-transform="none" fo:color="#000000" style:font-name="Arial" fo:font-size="11pt" fo:font-style="normal" fo:font-weight="bold" fo:background-color="transparent" loext:char-shading-value="0" style:font-weight-asian="bold" style:font-weight-complex="bold"/>
    </style:style>
    <style:style style:name="T36" style:family="text">
      <style:text-properties fo:font-variant="normal" fo:text-transform="none" fo:color="#000000" style:font-name="Arial" fo:font-size="11pt" fo:font-style="normal" fo:background-color="transparent" loext:char-shading-value="0"/>
    </style:style>
    <style:style style:name="T37" style:family="text">
      <style:text-properties fo:font-variant="normal" fo:text-transform="none" fo:color="#000000" style:font-name="Arial" fo:font-size="11pt" fo:font-style="normal" officeooo:rsid="001c6965" fo:background-color="transparent" loext:char-shading-value="0"/>
    </style:style>
    <style:style style:name="T38" style:family="text">
      <style:text-properties fo:font-variant="normal" fo:text-transform="none" fo:color="#000000" style:font-name="Arial" fo:font-size="11pt" fo:font-style="normal" officeooo:rsid="00211d29" fo:background-color="transparent" loext:char-shading-value="0"/>
    </style:style>
    <style:style style:name="T39" style:family="text">
      <style:text-properties fo:font-variant="normal" fo:text-transform="none" fo:color="#000000" style:font-name="Arial" fo:font-size="11pt" fo:letter-spacing="normal" fo:font-style="normal" fo:background-color="transparent" loext:char-shading-value="0" loext:padding="0cm" loext:border="none"/>
    </style:style>
    <style:style style:name="T40" style:family="text">
      <style:text-properties fo:font-variant="normal" fo:text-transform="none" fo:color="#000000" style:font-name="Arial" fo:font-size="11pt" fo:letter-spacing="normal" fo:font-style="normal" officeooo:rsid="0026aec6" fo:background-color="transparent" loext:char-shading-value="0" loext:padding="0cm" loext:border="none"/>
    </style:style>
    <style:style style:name="T41" style:family="text">
      <style:text-properties fo:font-variant="normal" fo:text-transform="none"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font-weight-asian="bold" style:font-weight-complex="bold"/>
    </style:style>
    <style:style style:name="T42" style:family="text">
      <style:text-properties fo:font-variant="normal" fo:text-transform="none" style:text-line-through-style="none" style:text-line-through-type="none" style:font-name="Arial" fo:font-size="11pt" fo:font-style="normal" fo:font-weight="normal" style:text-blinking="false" fo:background-color="transparent" loext:char-shading-value="0"/>
    </style:style>
    <style:style style:name="T43" style:family="text">
      <style:text-properties fo:font-variant="normal" fo:text-transform="none" fo:color="#24292e" style:font-name="SFMono-Regular" fo:font-size="10.5pt" fo:letter-spacing="normal" fo:font-style="normal" fo:font-weight="bold" fo:background-color="#f6f8fa" loext:char-shading-value="0" style:font-weight-asian="bold" style:font-weight-complex="bold" loext:padding="0cm" loext:border="none"/>
    </style:style>
    <style:style style:name="T44" style:family="text">
      <style:text-properties fo:color="#1155cc" style:text-underline-style="solid" style:text-underline-width="auto" style:text-underline-color="font-color"/>
    </style:style>
    <style:style style:name="T45" style:family="text">
      <style:text-properties style:font-name="Arial" fo:font-size="11pt" fo:font-style="normal" fo:font-weight="normal"/>
    </style:style>
    <style:style style:name="T46" style:family="text">
      <style:text-properties style:font-name="Arial" fo:font-size="11pt" fo:font-style="normal" fo:font-weight="normal" officeooo:rsid="00273f73"/>
    </style:style>
    <style:style style:name="T47" style:family="text">
      <style:text-properties style:text-underline-style="none" fo:font-weight="normal" style:font-weight-asian="normal" style:font-weight-complex="normal"/>
    </style:style>
    <style:style style:name="T48" style:family="text">
      <style:text-properties style:text-underline-style="none" fo:font-weight="normal" officeooo:rsid="001a5d17" style:font-weight-asian="normal" style:font-weight-complex="normal"/>
    </style:style>
    <style:style style:name="T49" style:family="text">
      <style:text-properties style:text-underline-style="solid" style:text-underline-width="auto" style:text-underline-color="font-color" fo:font-weight="bold" style:font-weight-asian="bold" style:font-weight-complex="bold"/>
    </style:style>
    <style:style style:name="T50" style:family="text">
      <style:text-properties style:text-underline-style="solid" style:text-underline-width="auto" style:text-underline-color="font-color" fo:font-weight="bold" officeooo:rsid="001b10dd" style:font-weight-asian="bold" style:font-weight-complex="bold"/>
    </style:style>
    <style:style style:name="T51" style:family="text">
      <style:text-properties fo:color="#000000" style:font-name="Arial" fo:font-size="11pt" fo:font-style="normal" fo:background-color="transparent" loext:char-shading-value="0"/>
    </style:style>
    <style:style style:name="T52" style:family="text">
      <style:text-properties fo:color="#000000" style:font-name="apple-system" fo:font-size="15pt" fo:font-style="normal" fo:font-weight="bold" fo:background-color="transparent" loext:char-shading-value="0"/>
    </style:style>
    <style:style style:name="T53" style:family="text">
      <style:text-properties officeooo:rsid="0016e381"/>
    </style:style>
    <style:style style:name="T54" style:family="text">
      <style:text-properties officeooo:rsid="0018c1be"/>
    </style:style>
    <style:style style:name="T55" style:family="text">
      <style:text-properties officeooo:rsid="001a5d17"/>
    </style:style>
    <style:style style:name="T56" style:family="text">
      <style:text-properties officeooo:rsid="001b10dd"/>
    </style:style>
    <style:style style:name="T57" style:family="text">
      <style:text-properties officeooo:rsid="001d01e7"/>
    </style:style>
    <style:style style:name="T58" style:family="text">
      <style:text-properties officeooo:rsid="001e701e"/>
    </style:style>
    <style:style style:name="T59" style:family="text">
      <style:text-properties style:font-name="Roboto" fo:letter-spacing="normal" style:text-underline-style="solid" style:text-underline-width="auto" style:text-underline-color="font-color" officeooo:rsid="001e701e" fo:background-color="#fff200" loext:char-shading-value="0"/>
    </style:style>
    <style:style style:name="T60" style:family="text">
      <style:text-properties officeooo:rsid="001fbbe8"/>
    </style:style>
    <style:style style:name="T61" style:family="text">
      <style:text-properties officeooo:rsid="0020b2c3"/>
    </style:style>
    <style:style style:name="T62" style:family="text">
      <style:text-properties officeooo:rsid="00211d29"/>
    </style:style>
    <style:style style:name="T63" style:family="text">
      <style:text-properties fo:background-color="#fff200" loext:char-shading-value="0"/>
    </style:style>
    <style:style style:name="T64" style:family="text">
      <style:text-properties officeooo:rsid="00211d29" fo:background-color="#fff200" loext:char-shading-value="0"/>
    </style:style>
    <style:style style:name="T65" style:family="text">
      <style:text-properties officeooo:rsid="001e701e" fo:background-color="#fff200" loext:char-shading-value="0"/>
    </style:style>
    <style:style style:name="T66" style:family="text">
      <style:text-properties officeooo:rsid="0022f74a"/>
    </style:style>
    <style:style style:name="T67" style:family="text">
      <style:text-properties officeooo:rsid="0024b93e"/>
    </style:style>
    <style:style style:name="T68" style:family="text">
      <style:text-properties fo:font-size="14pt" style:text-underline-style="solid" style:text-underline-width="auto" style:text-underline-color="font-color" fo:font-weight="bold" officeooo:rsid="0029cb59" style:font-size-asian="14pt" style:font-weight-asian="bold" style:font-size-complex="14pt" style:font-weight-complex="bold"/>
    </style:style>
    <style:style style:name="T69" style:family="text">
      <style:text-properties fo:font-size="14pt" style:text-underline-style="solid" style:text-underline-width="auto" style:text-underline-color="font-color" fo:font-weight="bold" officeooo:rsid="002a950d" style:font-size-asian="14pt" style:font-weight-asian="bold" style:font-size-complex="14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62"/>
      <text:p text:style-name="P66">GIT and GITHUB</text:p>
      <text:p text:style-name="P78"><text:span text:style-name="T49">Main purpose: </text:span><text:span text:style-name="T53">To create a local repository, clone it, work on the clone creating branches etc. then push the document to the local repository (Do not need GITHUB) Idea is to later push file up for sharing on GITHUB.</text:span></text:p>
      <text:p text:style-name="P49">RESOURCES <text:span text:style-name="T66">(most important highlighted)</text:span></text:p>
      <text:p text:style-name="P52"><text:tab/><text:span text:style-name="T64">Once you have basic understanding the following cheat sheet will get you though most issues</text:span></text:p>
      <text:p text:style-name="P74"><text:span text:style-name="T15"><text:tab/><text:tab/></text:span><text:a xlink:type="simple" xlink:href="https://github.github.com/training-kit/downloads/github-git-cheat-sheet.pdf" text:style-name="Internet_20_link" text:visited-style-name="Visited_20_Internet_20_Link"><text:span text:style-name="T63">https://github.github.com/training-kit/downloads/github-git-cheat-sheet.pdf</text:span></text:a></text:p>
      <text:p text:style-name="P74"/>
      <text:p text:style-name="P74"><text:tab/><text:span text:style-name="T62">There is also a markup language that can be useful for comments in the README file and other <text:tab/>Git and Github comment areas.but I have ignored it for now. Here is a cheat sheet reference </text:span></text:p>
      <text:p text:style-name="P74"><text:tab/><text:tab/><text:a xlink:type="simple" xlink:href="https://github.com/adam-p/markdown-here/wiki/Markdown-Here-Cheatsheet" text:style-name="Internet_20_link" text:visited-style-name="Visited_20_Internet_20_Link">https://github.com/adam-p/markdown-here/wiki/Markdown-Here-Cheatsheet</text:a></text:p>
      <text:p text:style-name="P56"><text:tab/></text:p>
      <text:p text:style-name="P52"><text:span text:style-name="T58"><text:tab/></text:span><text:span text:style-name="T65">Awesome series that works its way in progressively: </text:span><text:span text:style-name="T59">Git and GitHub for Poets</text:span></text:p>
      <text:p text:style-name="P77"><text:span text:style-name="T13"><text:tab/><text:tab/></text:span><text:span text:style-name="T16">Over 2 hours of video...</text:span><text:span text:style-name="T17">Some small errors due to mac vs Linux issues but these can be <text:tab/><text:tab/>figured out.</text:span></text:p>
      <text:p text:style-name="P73"><text:span text:style-name="T15"><text:tab/><text:tab/></text:span><text:a xlink:type="simple" xlink:href="https://www.youtube.com/playlist?list=PLRqwX-V7Uu6ZF9C0YMKuns9sLDzK6zoiV" text:style-name="Internet_20_link" text:visited-style-name="Visited_20_Internet_20_Link"><text:span text:style-name="T63">https://www.youtube.com/playlist?list=PLRqwX-V7Uu6ZF9C0YMKuns9sLDzK6zoiV</text:span></text:a></text:p>
      <text:p text:style-name="P51"><text:tab/><text:tab/><text:span text:style-name="T68">Up to 1.10 in series: </text:span><text:span text:style-name="T69">continue at later date(need p5.js)</text:span></text:p>
      <text:p text:style-name="P54"><text:tab/>How to install</text:p>
      <text:p text:style-name="P50"><text:tab/><text:tab/><text:a xlink:type="simple" xlink:href="https://help.ubuntu.com/lts/serverguide/git.html" text:style-name="Internet_20_link" text:visited-style-name="Visited_20_Internet_20_Link"><text:span text:style-name="T44">https://help.ubuntu.com/lts/serverguide/git.html</text:span></text:a></text:p>
      <text:p text:style-name="P49"><text:tab/>Git Pro Book </text:p>
      <text:p text:style-name="P49"><text:tab/><text:tab/>did not use this but looks like a great resources for later </text:p>
      <text:p text:style-name="P38">YouTube: Git tutorial for Beginners: Command line </text:p>
      <text:p text:style-name="P38"><text:tab/>Git tutorial by corey Schafer:</text:p>
      <text:p text:style-name="P41"><text:span text:style-name="T14"><text:tab/></text:span><text:a xlink:type="simple" xlink:href="https://www.youtube.com/watch?v=HVsySz-h9r4" text:style-name="Internet_20_link" text:visited-style-name="Visited_20_Internet_20_Link"><text:span text:style-name="T63">https://www.youtube.com/watch?v=HVsySz-h9r4</text:span></text:a></text:p>
      <text:p text:style-name="P33"/>
      <text:p text:style-name="P41"><text:span text:style-name="T8"><text:tab/></text:span><text:span text:style-name="T9">This is a wonderful video. Watch this from begining to end. Only error occured at about <text:tab/><text:tab/><text:tab/>18:20. A remote repository on the same computer was created BUT it was not done <text:tab/><text:tab/><text:tab/>correctly. To work the repository must be a “bare” repository. (GITHUB has this as a <text:tab/><text:tab/><text:tab/>default so most users are unaware of this...) Clones unless specified are “non-bare”. <text:tab/><text:tab/><text:tab/>The difference? Bare repositories do not have a staging area. Their only purpose is to <text:tab/><text:tab/><text:tab/>organize all the different versions that are being pulled from it and pushed up to it. </text:span><text:span text:style-name="T8"><text:s/></text:span></text:p>
      <text:p text:style-name="P33"/>
      <text:p text:style-name="P46"><text:span text:style-name="T7"><text:tab/></text:span><text:span text:style-name="T13">Found a great video that explained this. The video goes at a very fast pace but is <text:tab/><text:tab/><text:tab/>accurate. (get ready to rewind a lot.)</text:span></text:p>
      <text:p text:style-name="P42"><text:span text:style-name="T15"><text:tab/>See </text:span><text:a xlink:type="simple" xlink:href="https://www.youtube.com/watch?v=8aZW9mYOxhc" text:style-name="Internet_20_link" text:visited-style-name="Visited_20_Internet_20_Link"><text:span text:style-name="T2">https://www.youtube.com/watch?v=8aZW9mYOxhc</text:span></text:a><text:span text:style-name="T15"> </text:span></text:p>
      <text:p text:style-name="P35"/>
      <text:p text:style-name="P42"><text:span text:style-name="T9"><text:tab/></text:span><text:span text:style-name="T10">I also found the following reference cryptic but helpful. It goes through and example of <text:tab/><text:tab/><text:tab/>creating both types of repositories. This can help with the above video</text:span></text:p>
      <text:p text:style-name="P42"><text:tab/><text:a xlink:type="simple" xlink:href="https://git-scm.com/docs/git-clone" text:style-name="Internet_20_link" text:visited-style-name="Visited_20_Internet_20_Link"><text:span text:style-name="T1">https://git-scm.com/docs/git-clone</text:span></text:a><text:span text:style-name="T24"> </text:span></text:p>
      <text:p text:style-name="P42"><text:span text:style-name="T24"><text:tab/></text:span><text:span text:style-name="T25">Here is a copy of the important bits...</text:span></text:p>
      <text:p text:style-name="P39"/>
      <text:p text:style-name="P82"><text:soft-page-break/><text:span text:style-name="T24"><text:tab/></text:span><text:span text:style-name="T8">~/Projects$ git clone --bare test bare</text:span></text:p>
      <text:p text:style-name="P84">Initialized empty Git repository in /home/derek/Projects/bare/</text:p>
      <text:p text:style-name="P84">~/Projects$ cd bare</text:p>
      <text:p text:style-name="P84">~/Projects/bare$ git branch -a</text:p>
      <text:p text:style-name="P84">* master</text:p>
      <text:p text:style-name="P84">~/Projects/bare$ cd ..</text:p>
      <text:p text:style-name="P84">~/Projects$ git clone test non-bare</text:p>
      <text:p text:style-name="P84">Initialized empty Git repository in /home/derek/Projects/non-bare/.git/</text:p>
      <text:p text:style-name="P84">~/Projects$ cd non-bare</text:p>
      <text:p text:style-name="P84">~/Projects/non-bare$ git branch -a</text:p>
      <text:p text:style-name="P84">* master</text:p>
      <text:p text:style-name="P85">  <text:span text:style-name="T45">remotes/origin/HEAD -&gt; origin/master</text:span></text:p>
      <text:p text:style-name="P83"><text:span text:style-name="T24">  <text:tab/></text:span><text:span text:style-name="T45">remotes/origin/master</text:span></text:p>
      <text:p text:style-name="P36"/>
      <text:p text:style-name="P36"><text:tab/></text:p>
      <text:p text:style-name="P70"/>
      <text:p text:style-name="P79">Code and comments</text:p>
      <text:p text:style-name="P72"/>
      <text:p text:style-name="P75"><text:span text:style-name="T41">Install </text:span><text:span text:style-name="T42">git onto Linux system</text:span></text:p>
      <text:p text:style-name="P71"/>
      <text:p text:style-name="P31">sudo apt install git<text:tab/><text:tab/><text:tab/><text:tab/>// <text:span text:style-name="T54">installs git</text:span></text:p>
      <text:p text:style-name="P86">git --version<text:tab/><text:tab/><text:tab/><text:tab/><text:tab/>// <text:span text:style-name="T54">if installed will give the version number</text:span></text:p>
      <text:p text:style-name="P86"/>
      <text:p text:style-name="P53">Next t<text:span text:style-name="T55">hree</text:span> lines will <text:span text:style-name="T49">configure the repository</text:span>. If you do not plan to connect to github any name and user name will do. If you plan <text:span text:style-name="T55">on</text:span>us<text:span text:style-name="T55">ing</text:span> a git hub account, <text:span text:style-name="T55">you can change the name and email later once you know the name and email used on GITHUB.</text:span></text:p>
      <text:p text:style-name="P87"/>
      <text:p text:style-name="P43"><text:span text:style-name="T4">g</text:span><text:span text:style-name="T3">it config --global user.name</text:span><text:span text:style-name="T22"> “</text:span><text:span text:style-name="T3">name”</text:span><text:span text:style-name="T22"> <text:tab/><text:tab/><text:tab/>//</text:span><text:span text:style-name="T3"> same as github acc</text:span><text:span text:style-name="T4">oun</text:span><text:span text:style-name="T3">t</text:span></text:p>
      <text:p text:style-name="P43"><text:span text:style-name="T4">g</text:span><text:span text:style-name="T3">it config --global user.email “email address here” <text:tab/><text:tab/>// same as github account</text:span></text:p>
      <text:p text:style-name="P31"><text:span text:style-name="T55">g</text:span>it config –list<text:tab/><text:tab/><text:tab/><text:tab/><text:tab/><text:tab/><text:tab/>// <text:span text:style-name="T55">will check your configuration</text:span></text:p>
      <text:p text:style-name="Text_20_body"/>
      <text:p text:style-name="P55">How to get command line <text:span text:style-name="T49">help file </text:span>… example for config</text:p>
      <text:p text:style-name="P55"/>
      <text:p text:style-name="P44"><text:span text:style-name="T4">g</text:span><text:span text:style-name="T3">it help config </text:span></text:p>
      <text:p text:style-name="P34">git config --help</text:p>
      <text:p text:style-name="Text_20_body"/>
      <text:p text:style-name="P68"><text:span text:style-name="T48">Steps to </text:span><text:span text:style-name="T55">Create a </text:span>Git Local repository</text:p>
      <text:p text:style-name="P31"/>
      <text:p text:style-name="P31"><text:span text:style-name="T55">c</text:span>d <text:span text:style-name="T55">in</text:span>to directory <text:span text:style-name="T55">to be used as repository</text:span></text:p>
      <text:p text:style-name="Text_20_body"><text:tab/><text:span text:style-name="T55">g</text:span><text:span text:style-name="T8">it init<text:tab/><text:tab/><text:tab/><text:tab/><text:tab/><text:tab/>// </text:span><text:span text:style-name="T11">initializes git in this directory</text:span></text:p>
      <text:p text:style-name="P43"><text:span text:style-name="T4">l</text:span><text:span text:style-name="T3">s -la</text:span><text:span text:style-name="T22"> <text:tab/><text:tab/><text:tab/><text:tab/><text:tab/><text:tab/>// </text:span><text:span text:style-name="T3">will show .git dir in working directory</text:span></text:p>
      <text:p text:style-name="Text_20_body"/>
      <text:p text:style-name="P1">How to <text:span text:style-name="T49">remove GIT</text:span><text:span text:style-name="T47"> from a directory</text:span></text:p>
      <text:p text:style-name="P44"><text:span text:style-name="T4">r</text:span><text:span text:style-name="T3">m -rf .git<text:tab/><text:tab/><text:tab/><text:tab/><text:tab/>//To remove git from working directory</text:span></text:p>
      <text:p text:style-name="Text_20_body"/>
      <text:p text:style-name="P76"><text:span text:style-name="T11">You will not want all files to be tracked. For example, compiling Python programs will generate files with the form *.pyc. You do not want <text:s/>to track these. </text:span><text:span text:style-name="T18">To </text:span><text:span text:style-name="T19">have GIT </text:span><text:span text:style-name="T18">ignore</text:span><text:span text:style-name="T8"> </text:span><text:span text:style-name="T11">these </text:span><text:span text:style-name="T18">files</text:span><text:span text:style-name="T8"> </text:span><text:span text:style-name="T11">create a gitignore file in the directory..</text:span></text:p>
      <text:p text:style-name="Text_20_body"/>
      <text:p text:style-name="P31"><text:span text:style-name="T55">t</text:span>ouch .gitignore<text:tab/><text:tab/><text:tab/><text:tab/>// <text:span text:style-name="T55">creates the hidden gitignore file</text:span></text:p>
      <text:p text:style-name="P44"><text:span text:style-name="T4">n</text:span><text:span text:style-name="T3">ano .</text:span><text:span text:style-name="T4">gitignore<text:tab/><text:tab/><text:tab/><text:tab/>// opens .gitignore for editing</text:span></text:p>
      <text:p text:style-name="P44"><text:span text:style-name="T4"><text:tab/></text:span><text:span text:style-name="T3">add </text:span><text:span text:style-name="T4">the </text:span><text:span text:style-name="T3">file names </text:span><text:span text:style-name="T4">you want to ignore for example </text:span></text:p>
      <text:p text:style-name="P44"><text:span text:style-name="T4"><text:tab/><text:tab/></text:span><text:span text:style-name="T3">*.pyc</text:span></text:p>
      <text:p text:style-name="P44"><text:span text:style-name="T3"><text:tab/></text:span><text:span text:style-name="T4">save and exit</text:span></text:p>
      <text:p text:style-name="P31"><text:span text:style-name="T55">g</text:span>it status <text:tab/><text:tab/><text:tab/><text:tab/><text:tab/>// will show th<text:span text:style-name="T55">e .gitignore file</text:span> </text:p>
      <text:p text:style-name="Text_20_body"/>
      <text:p text:style-name="P61"><text:soft-page-break/>Moving files to staging area</text:p>
      <text:p text:style-name="P31"><text:span text:style-name="T56">g</text:span>it add .gitignore<text:tab/><text:tab/><text:tab/><text:tab/>// <text:span text:style-name="T56">readies file .gitignore for future commit</text:span></text:p>
      <text:p text:style-name="P43"><text:span text:style-name="T5">g</text:span><text:span text:style-name="T3">it add -A</text:span><text:span text:style-name="T22"> <text:tab/><text:tab/><text:tab/><text:tab/><text:tab/>// </text:span><text:span text:style-name="T3">add</text:span><text:span text:style-name="T5">s</text:span><text:span text:style-name="T3"> all changed files to staging area </text:span><text:span text:style-name="T5">for future </text:span></text:p>
      <text:p text:style-name="P37"><text:tab/><text:tab/><text:tab/><text:tab/><text:tab/><text:tab/>// commit</text:p>
      <text:p text:style-name="P45"><text:span text:style-name="T5">g</text:span><text:span text:style-name="T3">it add .<text:tab/><text:tab/><text:tab/><text:tab/><text:tab/>// same as git add .</text:span></text:p>
      <text:p text:style-name="Text_20_body"/>
      <text:p text:style-name="P55"><text:span text:style-name="T56">If you mistakenly moved a file to the staging area it can be removed. </text:span><text:span text:style-name="T49">Removing files from staging area</text:span></text:p>
      <text:p text:style-name="P31"><text:span text:style-name="T56">g</text:span>it reset file.name<text:tab/><text:tab/><text:tab/><text:tab/>// <text:span text:style-name="T56">removes specific file from staging area</text:span></text:p>
      <text:p text:style-name="P40"><text:span text:style-name="T12">g</text:span><text:span text:style-name="T8">it reset</text:span><text:span text:style-name="T24"> <text:tab/><text:tab/><text:tab/><text:tab/><text:tab/>// </text:span><text:span text:style-name="T26">removes all </text:span><text:span text:style-name="T8">files </text:span><text:span text:style-name="T12">from staging area</text:span><text:span text:style-name="T8"><text:tab/><text:tab/><text:tab/></text:span></text:p>
      <text:p text:style-name="P31"/>
      <text:p text:style-name="P55"><text:span text:style-name="T49">Commit</text:span><text:span text:style-name="T50">ting</text:span><text:span text:style-name="T49"> </text:span><text:span text:style-name="T50">all files</text:span><text:span text:style-name="T56"> in the s</text:span>taging area</text:p>
      <text:p text:style-name="P31"><text:span text:style-name="T56">g</text:span>it commit -m “Message <text:span text:style-name="T56">describing what change that is being commited. Very important!!!</text:span>”</text:p>
      <text:p text:style-name="P32"><text:span text:style-name="T56">g</text:span>it commit -<text:span text:style-name="T67">a</text:span>m “<text:span text:style-name="T67">will add all and commit at same time</text:span>”</text:p>
      <text:p text:style-name="P55"/>
      <text:p text:style-name="P61">Checking what has been committed</text:p>
      <text:p text:style-name="P2"><text:tab/><text:span text:style-name="T56">g</text:span>it log<text:tab/><text:tab/><text:tab/><text:tab/><text:tab/><text:tab/>// <text:span text:style-name="T56">lists all commits</text:span></text:p>
      <text:p text:style-name="P2"><text:tab/><text:tab/><text:tab/><text:tab/><text:tab/><text:tab/><text:tab/>// <text:span text:style-name="T60">if too long can quit by typing :q</text:span></text:p>
      <text:p text:style-name="P2"><text:tab/><text:tab/><text:tab/><text:tab/><text:tab/><text:tab/><text:tab/>// <text:span text:style-name="T61">Actually in VIM text editor</text:span></text:p>
      <text:p text:style-name="P2"><text:tab/><text:span text:style-name="T60">git log -2<text:tab/><text:tab/><text:tab/><text:tab/><text:tab/>// shows last 2 commits</text:span></text:p>
      <text:p text:style-name="P2"><text:tab/><text:span text:style-name="T56">g</text:span>it log --pretty=online<text:tab/><text:tab/><text:tab/><text:tab/>// <text:span text:style-name="T56">lists each commit on a single line</text:span></text:p>
      <text:p text:style-name="P2"/>
      <text:p text:style-name="P8">Playing with files</text:p>
      <text:p text:style-name="P23"><text:span text:style-name="T36"><text:tab/></text:span><text:span text:style-name="T37">Using a text editor like nano, geany or notepad+ create a file in the directory git is following. <text:tab/>Practise using git status, git add and git commit. As well as git log.</text:span></text:p>
      <text:p text:style-name="P10"/>
      <text:p text:style-name="P23"><text:span text:style-name="T37"><text:tab/></text:span><text:span text:style-name="T38">git rm [file name]<text:tab/><text:tab/><text:tab/><text:tab/>// to remove a file from the working directory and <text:tab/><text:tab/><text:tab/><text:tab/><text:tab/><text:tab/><text:tab/><text:tab/>stages the deletion</text:span></text:p>
      <text:p text:style-name="P14"><text:tab/>git rm –cached [file name]<text:tab/><text:tab/><text:tab/>// removes a file from version control BUT retains it</text:p>
      <text:p text:style-name="P14"><text:s/><text:tab/><text:tab/><text:tab/><text:tab/><text:tab/><text:tab/><text:tab/><text:tab/>locally</text:p>
      <text:p text:style-name="P23"><text:span text:style-name="T37"><text:tab/></text:span><text:span text:style-name="T38">git mv [file original name] [file new name]<text:tab/>// to change a file name</text:span></text:p>
      <text:p text:style-name="P26"><text:span text:style-name="T38">A</text:span><text:span text:style-name="T36">ttaching a local repository to a github account</text:span></text:p>
      <text:p text:style-name="P15">Go to github and create a new repository. Do not add README or other options. Github will give options. One of them will look like the following: I created an empthy repository on github called empty-start under the user bjet2. One of them will look like the following:</text:p>
      <text:h text:style-name="P27" text:outline-level="3"><text:span text:style-name="T51">…</text:span><text:span text:style-name="T52">or push an existing repository from the command line</text:span></text:h>
      <text:p text:style-name="P80"><text:bookmark text:name="empty-setup-push-repo-echo"/>git remote add origin https://github.com/bjet2/empty-start.git</text:p>
      <text:p text:style-name="P29">git push -u origin master</text:p>
      <text:p text:style-name="P15"/>
      <text:p text:style-name="P24"><text:span text:style-name="T36">Just copy this code to the terminal and the github repository will be linked to the local repository. The first line defines </text:span><text:span text:style-name="T35">origin</text:span><text:span text:style-name="T36"> as </text:span><text:a xlink:type="simple" xlink:href="https://github.com/bjet2/empty-start.git" text:style-name="Internet_20_link" text:visited-style-name="Visited_20_Internet_20_Link">https://github.com/bjet2/empty-start.git</text:a><text:span text:style-name="T43">. </text:span><text:span text:style-name="T39">The second line pushes the material for the master branch. </text:span><text:span text:style-name="T40">(the -u switch does something with upstream tracking numbers, but this is not worth the time to figure out....)</text:span></text:p>
      <text:p text:style-name="P13"/>
      <text:p text:style-name="P19"><text:soft-page-break/><text:span text:style-name="T29">C</text:span><text:span text:style-name="T28">loning</text:span><text:span text:style-name="T29"> a “remote” bare repository on your computer that can be pushed to.</text:span><text:span text:style-name="T33"> </text:span></text:p>
      <text:p text:style-name="P11">Any repository can be cloned as a bare or a non-bare repository. </text:p>
      <text:p text:style-name="P22"><text:span text:style-name="T31">A normal “non-bare” repository cannot be pushed to. To understand what github does, you can </text:span><text:span text:style-name="T32">create a repository that can be cloned then pushed and pulled from. </text:span><text:span text:style-name="T34">IN this example there is the following file structure: <text:tab/>home/PythonL/Learning-Python<text:tab/><text:tab/><text:tab/><text:tab/>// a non-bare repository</text:span></text:p>
      <text:p text:style-name="P12"/>
      <text:p text:style-name="P22"><text:span text:style-name="T32"><text:tab/>cd </text:span><text:span text:style-name="T34">in</text:span><text:span text:style-name="T32">to directory where you want the remote repository to be. </text:span><text:span text:style-name="T34">In this case </text:span></text:p>
      <text:p text:style-name="P16"/>
      <text:p text:style-name="P16"><text:tab/>cd ~/PythonL</text:p>
      <text:p text:style-name="P16"><text:tab/>pwd<text:tab/><text:tab/><text:tab/><text:tab/><text:tab/><text:tab/><text:tab/><text:tab/>// will tell you you are in ~/PythonL</text:p>
      <text:p text:style-name="P16"><text:tab/></text:p>
      <text:p text:style-name="P16">Use <text:s/><text:tab/>git clone --bare &lt;url of file to be cloned&gt; &lt;where to clone&gt;. For example,</text:p>
      <text:p text:style-name="P16"/>
      <text:p text:style-name="P22"><text:span text:style-name="T32"><text:tab/>git clone --bare ~/PythonL/Learning-Python/ bare</text:span><text:span text:style-name="T34">Rep</text:span></text:p>
      <text:p text:style-name="P25"><text:span text:style-name="T32">T</text:span><text:span text:style-name="T31">his creates a bare repository are : home/PythonL/</text:span><text:span text:style-name="T32">bare</text:span><text:span text:style-name="T31">Rep</text:span></text:p>
      <text:p text:style-name="P12"><text:tab/></text:p>
      <text:p text:style-name="P17"><text:span text:style-name="T30">Create non-bare clone linked to remote </text:span><text:span text:style-name="T27">repository</text:span><text:span text:style-name="T30"> </text:span></text:p>
      <text:p text:style-name="P2"><text:span text:style-name="T57">Use <text:tab/><text:tab/>g</text:span>it clone &lt;url <text:span text:style-name="T57">of repository</text:span>&gt; &lt;where to clone&gt;</text:p>
      <text:p text:style-name="P2">Example: <text:span text:style-name="T57">with pwd of <text:tab/>~PythonL</text:span></text:p>
      <text:p text:style-name="P2"/>
      <text:p text:style-name="P3"><text:tab/><text:span text:style-name="T57">g</text:span>it clone ~/PythonL/<text:span text:style-name="T57">bareRep</text:span> .<text:tab/><text:tab/><text:tab/>// <text:span text:style-name="T57">the “.” means pwd</text:span></text:p>
      <text:p text:style-name="P4"/>
      <text:p text:style-name="P4">NOTE: URL can be to git hub ... using cloning button and copy url to clipboard and paste in for URL</text:p>
      <text:p text:style-name="P5">Can also be file on local computer</text:p>
      <text:p text:style-name="P2"/>
      <text:p text:style-name="P69">Git branches</text:p>
      <text:p text:style-name="P81"/>
      <text:p text:style-name="P88"><text:span text:style-name="T61">g</text:span>it branch &lt;new branch name&gt;<text:tab/><text:tab/><text:tab/>// <text:span text:style-name="T61">create a new branch</text:span></text:p>
      <text:p text:style-name="P88"/>
      <text:p text:style-name="P88"><text:span text:style-name="T61">g</text:span>it branch --list<text:tab/><text:tab/><text:tab/><text:tab/><text:tab/>// <text:span text:style-name="T61">list all branches</text:span></text:p>
      <text:p text:style-name="P89">git branch</text:p>
      <text:p text:style-name="P89"/>
      <text:p text:style-name="P88"><text:span text:style-name="T61">g</text:span>it checkout &lt;branch name&gt;<text:tab/><text:tab/><text:tab/><text:tab/>// <text:span text:style-name="T61">Switches to &lt;branch name&gt; </text:span></text:p>
      <text:p text:style-name="P89">git merge &lt;branch name&gt;<text:tab/><text:tab/><text:tab/><text:tab/>// combines the branches history with the <text:tab/><text:tab/><text:tab/><text:tab/><text:tab/><text:tab/><text:tab/><text:tab/>// current branch</text:p>
      <text:p text:style-name="P89">git branch -d &lt;branch name&gt;<text:tab/><text:tab/><text:tab/><text:tab/>// deletes a specified branch</text:p>
      <text:p text:style-name="Text_20_body"/>
      <text:p text:style-name="Text_20_body"/>
      <text:p text:style-name="P6">git remote <text:tab/><text:tab/><text:tab/><text:tab/><text:tab/><text:tab/><text:tab/>// will list all remotes</text:p>
      <text:p text:style-name="P20"><text:span text:style-name="T3">Git remote -v</text:span><text:span text:style-name="T22"> <text:tab/><text:tab/><text:tab/><text:tab/><text:tab/><text:tab/><text:tab/>//</text:span><text:span text:style-name="T23">verbose: </text:span><text:span text:style-name="T3">see push pulls </text:span><text:span text:style-name="T6">as well as <text:tab/><text:tab/><text:tab/><text:tab/><text:tab/><text:tab/><text:tab/><text:tab/><text:tab/><text:tab/>remotes</text:span><text:span text:style-name="T3">.</text:span></text:p>
      <text:p text:style-name="P20"><text:span text:style-name="T3">Git branch -a</text:span><text:span text:style-name="T22"> <text:tab/><text:tab/><text:tab/><text:tab/><text:tab/><text:tab/><text:tab/>//</text:span><text:span text:style-name="T3">see all branches</text:span></text:p>
      <text:p text:style-name="P2">CHANGE THE FILE IN SOME WAY</text:p>
      <text:p text:style-name="P20"><text:soft-page-break/><text:span text:style-name="T3">Git diff</text:span><text:span text:style-name="T22"> <text:tab/><text:tab/><text:tab/><text:tab/><text:tab/><text:tab/><text:tab/><text:tab/>//</text:span><text:span text:style-name="T3">shows differences in file</text:span></text:p>
      <text:p text:style-name="P2">Git status</text:p>
      <text:p text:style-name="P2">Git add -A</text:p>
      <text:p text:style-name="P2">Git status</text:p>
      <text:p text:style-name="P2">Git commit -m “change in cloned repository example”</text:p>
      <text:p text:style-name="P2"/>
      <text:p text:style-name="P6">git remote <text:tab/><text:tab/><text:tab/><text:tab/><text:tab/><text:tab/><text:tab/>// will list all remotes</text:p>
      <text:p text:style-name="P21"><text:span text:style-name="T3">Git remote -v</text:span><text:span text:style-name="T22"> <text:tab/><text:tab/><text:tab/><text:tab/><text:tab/><text:tab/><text:tab/>//</text:span><text:span text:style-name="T23">verbose: </text:span><text:span text:style-name="T3">see push pulls </text:span><text:span text:style-name="T6">as well as <text:tab/><text:tab/><text:tab/><text:tab/><text:tab/><text:tab/><text:tab/><text:tab/><text:tab/><text:tab/>remotes</text:span><text:span text:style-name="T3">.</text:span></text:p>
      <text:p text:style-name="P20"><text:span text:style-name="T3">Git pull origin master</text:span><text:span text:style-name="T22"> </text:span></text:p>
      <text:p text:style-name="P47">pull in case code has been changed by other programmers</text:p>
      <text:p text:style-name="P2"><text:tab/><text:tab/><text:tab/>Origin is the repository and master is the branch in that repository</text:p>
      <text:p text:style-name="P2">Git push origin master</text:p>
      <text:p text:style-name="P2"><text:tab/><text:tab/><text:tab/><text:span text:style-name="T66">will ask permission if dealing with github</text:span></text:p>
      <text:p text:style-name="P2">Pushes data up to remote repository</text:p>
      <text:p text:style-name="Text_20_body"/>
      <text:p text:style-name="P18"><text:span text:style-name="T8">ERROR HERE  </text:span><text:span text:style-name="T10">NEED BARE repository</text:span></text:p>
      <text:p text:style-name="P28"><text:span text:style-name="T21">O</text:span><text:span text:style-name="T20">ther topics</text:span></text:p>
      <text:p text:style-name="P7"/>
      <text:p text:style-name="P9">Github pages</text:p>
      <text:p text:style-name="P57">create new <text:s/>repository</text:p>
      <text:p text:style-name="P57">look for tab with <text:tab/><text:tab/><text:tab/><text:tab/><text:tab/>branch: master</text:p>
      <text:p text:style-name="P67"><text:span text:style-name="T45">click down arrow </text:span><text:span text:style-name="T46">create pages </text:span><text:span text:style-name="T45">and type<text:tab/><text:tab/>branch: gh-pages</text:span></text:p>
      <text:p text:style-name="P55"/>
      <text:p text:style-name="P58">to make gh-pages the default got to <text:tab/><text:tab/><text:tab/>settings/branches/default branch</text:p>
      <text:p text:style-name="P58">and switch to gh-pages</text:p>
      <text:p text:style-name="P58">ignore warning </text:p>
      <text:p text:style-name="P58"/>
      <text:p text:style-name="P58">go to <text:tab/><text:tab/><text:tab/><text:tab/><text:tab/><text:tab/><text:tab/>repository/branches</text:p>
      <text:p text:style-name="P58">delete master branches</text:p>
      <text:p text:style-name="P58"/>
      <text:p text:style-name="P58">go back to settings<text:tab/><text:tab/><text:tab/><text:tab/><text:tab/>settings/githubpages</text:p>
      <text:p text:style-name="P58">you will have a URL where you are published</text:p>
      <text:p text:style-name="P58"/>
      <text:p text:style-name="P58">goto URL in web browser</text:p>
      <text:p text:style-name="P58">will get 404 error</text:p>
      <text:p text:style-name="P58">because you have no files</text:p>
      <text:p text:style-name="P58"/>
      <text:p text:style-name="P58">write a file</text:p>
      <text:p text:style-name="P58"/>
      <text:p text:style-name="P58">can access this file by typing in<text:tab/><text:tab/><text:tab/>URL/file.name</text:p>
      <text:p text:style-name="P58"/>
      <text:p text:style-name="P59">write index.html<text:tab/><text:tab/><text:tab/><text:tab/><text:tab/>URL will now work without file.name</text:p>
      <text:p text:style-name="P59"/>
      <text:p text:style-name="P59">you can clone repository BUT <text:tab/><text:tab/><text:tab/>git pull origin gh-pages</text:p>
      <text:p text:style-name="P59">remember on pulls and pushes<text:tab/><text:tab/><text:tab/>git push origin gh-pages</text:p>
      <text:p text:style-name="P59">replace origin with gh-pages</text:p>
      <text:p text:style-name="P59"><text:tab/></text:p>
      <text:p text:style-name="P60"/>
      <text:p text:style-name="P55"/>
      <text:p text:style-name="P63">GitFlow</text:p>
      <text:p text:style-name="P63"/>
      <text:p text:style-name="P64">Unit testing in python (for testing code ...)</text:p>
      <text:p text:style-name="P64"/>
      <text:p text:style-name="P65">Pushing and pull different branches</text:p>
      <text:p text:style-name="P65"><text:a xlink:type="simple" xlink:href="https://hackernoon.com/git-push-and-pull-tips-and-tricks-7f9163539f02" text:style-name="Internet_20_link" text:visited-style-name="Visited_20_Internet_20_Link">https://hackernoon.com/git-push-and-pull-tips-and-tricks-7f9163539f02</text:a></text:p>
      <text:p text:style-name="Text_20_body"/>
      <text:p text:style-name="P48"/>
      <text:p text:style-name="P3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Roboto" svg:font-family="Roboto, Arial, sans-serif"/>
    <style:font-face style:name="SFMono-Regular" svg:font-family="SFMono-Regular, Consolas, 'Liberation Mono', Menlo, monospace"/>
    <style:font-face style:name="apple-system" svg:font-family="apple-system, BlinkMacSystemFont, 'Segoe UI', Helvetica, Arial, sans-serif, 'Apple Color Emoji', 'Segoe UI Emoji', 'Segoe UI 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1T11:41:18.819428646</meta:creation-date>
    <dc:date>2019-09-21T23:22:01.822418685</dc:date>
    <meta:editing-duration>PT4H9M32S</meta:editing-duration>
    <meta:editing-cycles>5</meta:editing-cycles>
    <meta:generator>LibreOffice/6.0.7.3$Linux_X86_64 LibreOffice_project/00m0$Build-3</meta:generator>
    <meta:document-statistic meta:table-count="0" meta:image-count="0" meta:object-count="0" meta:page-count="8" meta:paragraph-count="161" meta:word-count="1469" meta:character-count="9134" meta:non-whitespace-character-count="7464"/>
  </office:meta>
</office:document-meta>
</file>